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63cm" svg:height="0.85cm" draw:transform="skewX (-0.000174532925199435) rotate (-1.55264490257416) translate (3.92074414068899cm 2.60655161772459cm)" svg:viewBox="0 0 6164 851" svg:d="M363 770c451-81 2248-154 2865-147s2533 268 2791 223c259-39 161-664-203-706-365-43-1714-135-2632-140s-2598 86-3107 61c-141 1-111 740 286 709z">
          <text:p/>
        </draw:path>
        <draw:path draw:style-name="gr2" draw:text-style-name="P1" draw:layer="layout" svg:width="4.635cm" svg:height="4.315cm" draw:transform="skewX (0.000174532925199418) rotate (0.0980875039620813) translate (2.6216638637161cm 2.3864197381373cm)" svg:viewBox="0 0 4636 4316" svg:d="M238 101c2536-268 4515-96 4393 1682s-1622 2516-4042 2533c-189-10-131-800 225-793 1119 26 3055 6 3170-1464s-2242-1473-3843-1175c-217 41-183-753 97-783z">
          <text:p/>
        </draw:path>
        <draw:path draw:style-name="gr1" draw:text-style-name="P1" draw:layer="layout" svg:width="0.903cm" svg:height="0.661cm" draw:transform="rotate (-2.15757602131539) translate (4.0159911071037cm 8.36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4309911071037cm 2.59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7) rotate (-2.15652882376419) translate (3.9888736382087cm 2.67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cm" draw:transform="skewX (0.00122173047639607) rotate (-2.15652882376419) translate (4.2338736382087cm 5.96336215931241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46:07.937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